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thos Pro Regular" svg:font-family="'Lithos Pro Regular'"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table:align="margins"/>
    </style:style>
    <style:style style:name="Tabel1.A" style:family="table-column">
      <style:table-column-properties style:column-width="0.9278in" style:rel-column-width="9084*"/>
    </style:style>
    <style:style style:name="Tabel1.B" style:family="table-column">
      <style:table-column-properties style:column-width="5.7653in" style:rel-column-width="56451*"/>
    </style:style>
    <style:style style:name="Tabel1.A1" style:family="table-cell">
      <style:table-cell-properties fo:padding="0.0382in" fo:border-left="0.0007in solid #000000" fo:border-right="none" fo:border-top="0.0007in solid #000000" fo:border-bottom="0.0007in solid #000000"/>
    </style:style>
    <style:style style:name="Tabel1.B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B2" style:family="table-cell">
      <style:table-cell-properties fo:padding="0.0382in" fo:border-left="0.0007in solid #000000" fo:border-right="0.0007in solid #000000" fo:border-top="none" fo:border-bottom="0.0007in solid #000000"/>
    </style:style>
    <style:style style:name="Tabel2" style:family="table">
      <style:table-properties style:width="6.6931in" table:align="margins"/>
    </style:style>
    <style:style style:name="Tabel2.A" style:family="table-column">
      <style:table-column-properties style:column-width="6.1076in" style:rel-column-width="59802*"/>
    </style:style>
    <style:style style:name="Tabel2.B" style:family="table-column">
      <style:table-column-properties style:column-width="0.5854in" style:rel-column-width="5733*"/>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data-style-name="N0">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Standard">
      <style:paragraph-properties fo:text-align="center" style:justify-single-word="false"/>
      <style:text-properties style:font-name="Lithos Pro Regular"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Lithos Pro Regular"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 style:family="paragraph" style:parent-style-name="Standard">
      <style:text-properties style:font-name="Lithos Pro Regular" fo:font-size="18pt" fo:font-style="normal" style:text-underline-style="none"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style:font-name="Lithos Pro Regular" fo:font-size="18pt" fo:font-style="normal" style:text-underline-style="none"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style:font-name="Lithos Pro Regula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Lithos Pro Regular" fo:font-size="14pt" fo:font-weight="normal" style:font-size-asian="14pt" style:font-weight-asian="normal" style:font-size-complex="14pt" style:font-weight-complex="normal"/>
    </style:style>
    <style:style style:name="P8" style:family="paragraph" style:parent-style-name="Standard">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able_20_Contents">
      <style:text-properties style:font-name="Times New Roman" fo:font-size="12pt" style:font-size-asian="12pt" style:font-size-complex="12pt"/>
    </style:style>
    <style:style style:name="P23" style:family="paragraph" style:parent-style-name="Standard">
      <style:paragraph-properties fo:margin-left="0.4917in" fo:margin-right="0in" fo:text-indent="0in" style:auto-text-indent="false"/>
    </style:style>
    <style:style style:name="P24" style:family="paragraph" style:parent-style-name="Standard">
      <style:paragraph-properties fo:margin-left="0.4917in" fo:margin-right="0in" fo:text-align="start" style:justify-single-word="false" fo:text-indent="0in" style:auto-text-indent="false"/>
    </style:style>
    <style:style style:name="P25" style:family="paragraph" style:parent-style-name="Standard">
      <style:paragraph-properties fo:margin-left="0.4917in" fo:margin-right="0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4917in" fo:margin-right="0in" fo:text-indent="0in" style:auto-text-indent="false"/>
      <style:text-properties style:text-underline-style="solid" style:text-underline-width="auto" style:text-underline-color="font-color"/>
    </style:style>
    <style:style style:name="P27" style:family="paragraph" style:parent-style-name="Standard">
      <style:paragraph-properties fo:text-align="start" style:justify-single-word="false" fo:background-color="transparent">
        <style:background-image/>
      </style:paragraph-properties>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Comment_20_Text">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WW8Num10">
      <style:text-properties fo:font-weight="normal" style:font-weight-asian="normal" style:font-weight-complex="normal"/>
    </style:style>
    <style:style style:name="P34" style:family="paragraph" style:parent-style-name="Standard">
      <style:paragraph-properties fo:text-align="center" style:justify-single-word="false"/>
      <style:text-properties style:font-name="Lithos Pro Regular" fo:font-size="18pt" fo:font-style="normal" style:text-underline-style="none" fo:font-weight="bold"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margin-left="0.4917in" fo:margin-right="0in" fo:text-indent="0in" style:auto-text-indent="false"/>
      <style:text-properties style:text-underline-style="solid" style:text-underline-width="auto" style:text-underline-color="font-color"/>
    </style:style>
    <style:style style:name="P40" style:family="paragraph" style:parent-style-name="Standard" style:list-style-name="L2">
      <style:paragraph-properties fo:margin-left="0.4917in" fo:margin-right="0in" fo:text-indent="0in" style:auto-text-indent="false"/>
      <style:text-properties style:text-underline-style="solid" style:text-underline-width="auto" style:text-underline-color="font-color"/>
    </style:style>
    <style:style style:name="P41" style:family="paragraph" style:parent-style-name="Standard" style:list-style-name="L2">
      <style:paragraph-properties fo:margin-left="0.4917in" fo:margin-right="0in" fo:text-indent="0in" style:auto-text-indent="false"/>
    </style:style>
    <style:style style:name="P42" style:family="paragraph" style:parent-style-name="Heading_20_1">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font-name="Lithos Pro Regular" fo:font-size="18pt" fo:font-weight="bold" style:font-size-asian="18pt" style:font-weight-asian="bold" style:font-size-complex="18pt" style:font-weight-complex="bold"/>
    </style:style>
    <style:style style:name="T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text-underline-style="solid" style:text-underline-width="auto" style:text-underline-color="font-color"/>
    </style:style>
    <style:style style:name="T6" style:family="text"/>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 van aanpak </text:p>
      <text:p text:style-name="P7">Versie 0.0.1</text:p>
      <text:p text:style-name="P2"/>
      <text:p text:style-name="P2"/>
      <text:p text:style-name="P2">Rob van der Heijden</text:p>
      <text:p text:style-name="Standard"/>
      <text:p text:style-name="Standard"><text:s/></text:p>
      <text:p text:style-name="Standard"/>
      <text:p text:style-name="Standard"><draw:frame draw:style-name="fr1" draw:name="Afbeeldingen1" text:anchor-type="as-char" svg:y="-3.7154in" svg:width="6.5854in" svg:height="4.798in" draw:z-index="0"><draw:image xlink:href="http://www.ict-conferance.org/uploads/1/4/6/3/14634014/1464164505.pn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am<text:tab/><text:tab/><text:tab/>Studentnummer <text:s/><text:tab/>E-mailadres</text:p>
      <text:p text:style-name="Standard">Rob van der Heijden <text:tab/>301771 <text:tab/> <text:s text:c="2"/><text:tab/>bunky_rob@hotmail.com</text:p>
      <text:p text:style-name="P3"><text:soft-page-break/></text:p>
      <text:p text:style-name="P3">Versie Beheer</text:p>
      <text:p text:style-name="Standard"/>
      <table:table table:name="Tabel1" table:style-name="Tabel1">
        <table:table-column table:style-name="Tabel1.A"/>
        <table:table-column table:style-name="Tabel1.B"/>
        <table:table-row>
          <table:table-cell table:style-name="Tabel1.A1" office:value-type="string">
            <text:p text:style-name="P21">Versie</text:p>
          </table:table-cell>
          <table:table-cell table:style-name="Tabel1.B1" office:value-type="string">
            <text:p text:style-name="P21">Opmerkingen</text:p>
          </table:table-cell>
        </table:table-row>
        <table:table-row>
          <table:table-cell table:style-name="Tabel1.A2" office:value-type="string">
            <text:p text:style-name="P21">0.0.1</text:p>
          </table:table-cell>
          <table:table-cell table:style-name="Tabel1.B2" office:value-type="string">
            <text:p text:style-name="P28">Titelpagina toegevoegd</text:p>
            <text:p text:style-name="P28">Versie Beheer toegevoegd</text:p>
            <text:p text:style-name="P28">Inhoudsopgave <text:s/>toegevoegd</text:p>
            <text:p text:style-name="P28">Achtergrond toegevoegd</text:p>
          </table:table-cell>
        </table:table-row>
        <table:table-row>
          <table:table-cell table:style-name="Tabel1.A2" office:value-type="string">
            <text:p text:style-name="P21">0.0.2</text:p>
          </table:table-cell>
          <table:table-cell table:style-name="Tabel1.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Inhoudsopgave </text:p>
      <text:p text:style-name="P11"/>
      <table:table table:name="Tabel2" table:style-name="Tabel2">
        <table:table-column table:style-name="Tabel2.A"/>
        <table:table-column table:style-name="Tabel2.B"/>
        <table:table-row>
          <table:table-cell table:style-name="Tabel2.A1" office:value-type="string">
            <text:p text:style-name="P22">Versie Beheer</text:p>
          </table:table-cell>
          <table:table-cell table:style-name="Tabel2.B1" office:value-type="float" office:value="2">
            <text:p text:style-name="P22">2</text:p>
          </table:table-cell>
        </table:table-row>
        <table:table-row>
          <table:table-cell table:style-name="Tabel2.A2" office:value-type="string">
            <text:p text:style-name="P22">Inhoudsopgave</text:p>
          </table:table-cell>
          <table:table-cell table:style-name="Tabel2.B2" office:value-type="float" office:value="3">
            <text:p text:style-name="P22">3</text:p>
          </table:table-cell>
        </table:table-row>
        <table:table-row>
          <table:table-cell table:style-name="Tabel2.A2" office:value-type="string">
            <text:p text:style-name="P22">Achtergronden</text:p>
          </table:table-cell>
          <table:table-cell table:style-name="Tabel2.B2" office:value-type="float" office:value="4">
            <text:p text:style-name="P22">4</text:p>
          </table:table-cell>
        </table:table-row>
        <table:table-row>
          <table:table-cell table:style-name="Tabel2.A2" office:value-type="string">
            <text:p text:style-name="P22">Projectresultaat</text:p>
          </table:table-cell>
          <table:table-cell table:style-name="Tabel2.B2" office:value-type="float" office:value="4">
            <text:p text:style-name="P22">4</text:p>
          </table:table-cell>
        </table:table-row>
        <table:table-row>
          <table:table-cell table:style-name="Tabel2.A2" office:value-type="string">
            <text:p text:style-name="P22">Projectactiviteiten </text:p>
          </table:table-cell>
          <table:table-cell table:style-name="Tabel2.B2" office:value-type="float" office:value="5">
            <text:p text:style-name="P22">5</text:p>
          </table:table-cell>
        </table:table-row>
        <table:table-row>
          <table:table-cell table:style-name="Tabel2.A2" office:value-type="string">
            <text:p text:style-name="P22">Projectgrenzen</text:p>
          </table:table-cell>
          <table:table-cell table:style-name="Tabel2.B2" office:value-type="float" office:value="7">
            <text:p text:style-name="P22">7</text:p>
          </table:table-cell>
        </table:table-row>
        <table:table-row>
          <table:table-cell table:style-name="Tabel2.A2" office:value-type="string">
            <text:p text:style-name="P22">Kwaliteit</text:p>
          </table:table-cell>
          <table:table-cell table:style-name="Tabel2.B2" office:value-type="float" office:value="8">
            <text:p text:style-name="P22">8</text:p>
          </table:table-cell>
        </table:table-row>
        <table:table-row>
          <table:table-cell table:style-name="Tabel2.A2" office:value-type="string">
            <text:p text:style-name="P22">Projectorganisatie</text:p>
          </table:table-cell>
          <table:table-cell table:style-name="Tabel2.B2" office:value-type="float" office:value="9">
            <text:p text:style-name="P22">9</text:p>
          </table:table-cell>
        </table:table-row>
        <table:table-row>
          <table:table-cell table:style-name="Tabel2.A2" office:value-type="string">
            <text:p text:style-name="P22">Planning</text:p>
          </table:table-cell>
          <table:table-cell table:style-name="Tabel2.B2" office:value-type="float" office:value="10">
            <text:p text:style-name="P22">10</text:p>
          </table:table-cell>
        </table:table-row>
        <table:table-row>
          <table:table-cell table:style-name="Tabel2.A2" office:value-type="string">
            <text:p text:style-name="P22">Kosten en Baten</text:p>
          </table:table-cell>
          <table:table-cell table:style-name="Tabel2.B2" office:value-type="float" office:value="10">
            <text:p text:style-name="P22">10</text:p>
          </table:table-cell>
        </table:table-row>
        <table:table-row>
          <table:table-cell table:style-name="Tabel2.A2" office:value-type="string">
            <text:p text:style-name="P22">Risico's</text:p>
          </table:table-cell>
          <table:table-cell table:style-name="Tabel2.B2" office:value-type="float" office:value="11">
            <text:p text:style-name="P22">11</text:p>
          </table:table-cell>
        </table:table-row>
      </table:table>
      <text:p text:style-name="P11"/>
      <text:p text:style-name="P8"/>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13"><text:soft-page-break/><text:span text:style-name="T1">Achtergronden</text:span> </text:p>
      <text:p text:style-name="P10"/>
      <text:p text:style-name="P9"/>
      <text:p text:style-name="P16"/>
      <text:p text:style-name="P16">De opdracht gevende organisatie is in dit geval het MBO Utrecht. De opdrachtgever is H. Odijk. De opdrachtnemer ben ik, Rob van der Heijden. Ik ben ook verantwoordelijk voor de uitvoering van dit project en alle taken die hierbij horen. <text:span text:style-name="T2">Het project wordt uiteindelijk beoordeeld door de opdrachtgever (Hans Odijk).</text:span></text:p>
      <text:p text:style-name="P12">Dit project heet “Conferentiesite”. Het hoofd-doel van deze opdracht is om een goed werkende site voor een conferentie die drie dagen duurt. Bezoekers moeten kunnen reserveren voor een dag of meerdere dagen. Op deze site kunnen sprekers zich inschrijven voor een slot Een slot <text:s/>is een zaal plus een tijd. De inschrijvingen kunnen dan beoordeeld worden door de organisat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5"/>
      <text:p text:style-name="P5"/>
      <text:p text:style-name="P5"/>
      <text:p text:style-name="P5"/>
      <text:p text:style-name="P5"/>
      <text:p text:style-name="P5"><text:soft-page-break/>Projectgrenzen</text:p>
      <text:p text:style-name="P16"/>
      <text:p text:style-name="Standard"><text:tab/></text:p>
      <text:p text:style-name="Standard">Ik ga zelf geen nieuwe functionaliteiten toevoegen. Tenzij het met de klant is afgesproken.</text:p>
      <text:p text:style-name="Standard">De opleveringsdatum is 3/4 November, op deze datum moet zowel kerntaak 1(documentatie) en kerntaak 2(de site zelf) klaar zijn.</text:p>
      <text:p text:style-name="Standard"/>
      <text:p text:style-name="P11"/>
      <text:p text:style-name="P12"/>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waliteit</text:p>
      <text:p text:style-name="P5"/>
      <text:p text:style-name="Standard">Om de kwaliteit zo goed mogelijk te houden wordt de documentatie gedaan zoals ‘Roel Gritt’ het bespreekt in zijn boek Projectmanagement. </text:p>
      <text:p text:style-name="Standard"/>
      <text:p text:style-name="P12">Er worden regelmatig gesprekken gevoerd op 1 lijn werkt. En om verdere onduidelijkheden op te <text:s/><text:soft-page-break/>verhelderen. </text:p>
      <text:p text:style-name="P12"/>
      <text:p text:style-name="P12">Van alle gebruikte software bij dit project <text:s/>wordt de laatste stabiele versie gebruikt. </text:p>
      <text:p text:style-name="P12"/>
      <text:p text:style-name="P12">Er worden ook details van het project in de lessen besproken. Er zullen ook 2 acceptatietesten komen waarbij wordt gekeken.</text:p>
      <text:p text:style-name="P12"/>
      <text:p text:style-name="P12">Ik ga de site met bijbehorende code ook zelf testen om te zorgen dat alle functionaliteiten werken.</text:p>
      <text:p text:style-name="P12"/>
      <text:p text:style-name="P12"/>
      <text:p text:style-name="P14">Tools</text:p>
      <text:p text:style-name="P12"/>
      <text:p text:style-name="P12">-Klantengesprekken </text:p>
      <text:p text:style-name="P12">-Testen (Acceptatietesten)</text:p>
      <text:p text:style-name="P27">- OpenOffice (om documenten op te stellen)</text:p>
      <text:p text:style-name="P27">-Visual paradigm + UML (om het ontwerp vorm te geven)</text:p>
      <text:p text:style-name="P27">-Notepad++ (hierin wordt de code geschreven)</text:p>
      <text:p text:style-name="P12">-WampServer (om te testen met localhost)</text:p>
      <text:p text:style-name="P12">-MySQL voor de database </text:p>
      <text:p text:style-name="P12">-Php (nieuwste versie)</text:p>
      <text:p text:style-name="P12">-Html (nieuwste versie)</text:p>
      <text:p text:style-name="P12">Scrum planning</text:p>
      <text:p text:style-name="P12">Notulen</text:p>
      <text:p text:style-name="P12"/>
      <text:p text:style-name="P12"/>
      <text:p text:style-name="P14">Codestandaard</text:p>
      <text:p text:style-name="P12">In de programmeer code wordt gebruik gemaakt van php, met het codestandaard PHP coding standard. Er zal ook object georiënteerd worden geprogrammeerd. In de acceptatietesten zullen ook worden gekeken of alles naar behoren werkt.</text:p>
      <text:p text:style-name="P12"/>
      <text:p text:style-name="P12"/>
      <text:p text:style-name="P5"/>
      <text:p text:style-name="P5"/>
      <text:p text:style-name="P5"/>
      <text:p text:style-name="P5"/>
      <text:p text:style-name="P5"/>
      <text:p text:style-name="P5"/>
      <text:p text:style-name="P5"/>
      <text:p text:style-name="P5">Projectorganisatie</text:p>
      <text:p text:style-name="P5"/>
      <text:p text:style-name="P18"/>
      <text:list xml:id="list6986211426666800110" text:style-name="L3">
        <text:list-item>
          <text:list>
            <text:list-item>
              <text:p text:style-name="P31"><text:span text:style-name="T4">Rob van der Heijden [</text:span><text:a xlink:type="simple" xlink:href="mailto:bunky_rob@hotmail.com" text:style-name="Internet_20_link" text:visited-style-name="Visited_20_Internet_20_Link">bunky_rob@hotmail.com</text:a><text:span text:style-name="T4">]</text:span></text:p>
            </text:list-item>
          </text:list>
        </text:list-item>
      </text:list>
      <text:list xml:id="list4980668064029565159" text:style-name="L4">
        <text:list-item>
          <text:list>
            <text:list-header>
              <text:p text:style-name="P32"/>
            </text:list-header>
          </text:list>
        </text:list-item>
      </text:list>
      <text:p text:style-name="P17"/>
      <text:p text:style-name="P15"><text:soft-page-break/>Iedereen is de database beheerder voor hun eigen project. Dit houdt in het beheerden van de database voor de site.</text:p>
      <text:p text:style-name="Standard"/>
      <text:p text:style-name="Standard"/>
      <text:p text:style-name="Standard">De notulisten hebben de taak om de vergaderingen met de klant op te nemen en vervolgens een notulen (samenvatting) van te maken die mee gaat en goed gekeurd moet worden in de volgende vergadering.</text:p>
      <text:p text:style-name="Standard"/>
      <text:p text:style-name="P19"/>
      <text:p text:style-name="P20">Verder is iedereen de programmeur voor hun eigen project. Dit houdt in all het programmeer werk dat erbij hoort om de site te laten werken.</text:p>
      <text:p text:style-name="P13"/>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lanning</text:p>
      <text:p text:style-name="P5"/>
      <text:p text:style-name="Standard"/>
      <text:p text:style-name="Standard"/>
      <text:p text:style-name="Standard"/>
      <text:h text:style-name="P42" text:outline-level="1"><text:s/></text:h>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osten en baten</text:p>
      <text:p text:style-name="P5"/>
      <text:p text:style-name="Standard">Het maken van dit project zal een bepaalde hoeveelheid tijd kosten. Er is een tijd geschat bij de projectactiviteiten.</text:p>
      <text:p text:style-name="Standard"/>
      <text:p text:style-name="Standard">Totaal: </text:p>
      <text:p text:style-name="Standard">3280 minuten</text:p>
      <text:p text:style-name="Standard">3280 minuten = 54,67 uur</text:p>
      <text:p text:style-name="Standard">54,67 uur</text:p>
      <text:p text:style-name="Standard">---------- x 1,1</text:p>
      <text:p text:style-name="Standard">60,13</text:p>
      <text:p text:style-name="Standard"><text:tab/><text:tab/><text:tab/><text:span text:style-name="T3">€60,13</text:span></text:p>
      <text:p text:style-name="P17"/>
      <text:p text:style-name="P17"/>
      <text:p text:style-name="P5"/>
      <text:p text:style-name="P5"/>
      <text:p text:style-name="P5"/>
      <text:p text:style-name="P5">Risico's</text:p>
      <text:p text:style-name="Standard"><text:soft-page-break/></text:p>
      <text:p text:style-name="Standard"/>
      <text:p text:style-name="P15"/>
      <text:list xml:id="list3756474390086406112" text:style-name="WW8Num10">
        <text:list-item>
          <text:p text:style-name="P33">Weinig ervaring met individueel programmeren</text:p>
        </text:list-item>
        <text:list-item>
          <text:p text:style-name="P33">Niet gewent aan codestandaard</text:p>
        </text:list-item>
        <text:list-item>
          <text:p text:style-name="P33">Moeilijkheidsgraad kan te hoog liggen voor de programmeur.</text:p>
        </text:list-item>
        <text:list-item>
          <text:p text:style-name="P33">Tijdslimiet (op tijd beginnen en niet achter op schema lopen)</text:p>
        </text:list-item>
        <text:list-item>
          <text:p text:style-name="P33">Database kan crashen (maak regelmatig back-ups)</text:p>
        </text:list-item>
        <text:list-item>
          <text:p text:style-name="P33">Laptop kan crashen</text:p>
        </text:list-item>
        <text:list-item>
          <text:p text:style-name="P33">Door ziekte/overmacht afspraken niet ha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thos Pro Regular" svg:font-family="'Lithos Pro Regular'"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paragraph-properties fo:margin-left="0.4917in" fo:margin-right="0in" fo:margin-top="0in" fo:margin-bottom="0in" fo:text-indent="0in" style:auto-text-indent="false"/>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style:tab-stops>
          <style:tab-stop style:position="6.2929in"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10z0" style:family="text">
      <style:text-properties style:font-name="Calibri" style:font-name-asian="Calibri"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Calibri"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6z0" style:family="text">
      <style:text-properties style:font-name="Calibri"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417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417in"/>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lan van Aanpak<text:tab/><text:tab/>Pagina: <text:span text:style-name="Page_20_Number"><text:page-number text:select-page="current">9</text:page-number></text:span></text:p>
      </style:header>
      <style:footer>
        <text:p text:style-name="Footer"><text:tab/>Rob van der Heijden</text:p>
      </style:footer>
    </style:master-page>
    <style:master-page style:name="HTML"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 van der Heijden</meta:initial-creator>
    <meta:creation-date>2015-03-01T17:24:23.63</meta:creation-date>
    <dc:date>2016-08-24T15:08:23.83</dc:date>
    <meta:editing-duration>PT10H31M22S</meta:editing-duration>
    <meta:editing-cycles>47</meta:editing-cycles>
    <meta:generator>OpenOffice/4.1.2$Win32 OpenOffice.org_project/412m3$Build-9782</meta:generator>
    <meta:print-date>2015-09-16T09:07:26.76</meta:print-date>
    <dc:creator>Rob van der Heijden</dc:creator>
    <meta:document-statistic meta:table-count="2" meta:image-count="1" meta:object-count="0" meta:page-count="9" meta:paragraph-count="92" meta:word-count="554" meta:character-count="3599"/>
  </office:meta>
</office:document-meta>
</file>